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4pt" fo:font-weight="bold" style:font-size-asian="14pt" style:font-weight-asian="bold" style:font-size-complex="14pt" style:font-weight-complex="bold"/>
    </style:style>
    <style:style style:name="P2" style:family="paragraph" style:parent-style-name="Text_20_body">
      <style:text-properties fo:font-size="14pt" style:font-size-asian="14pt" style:font-size-complex="14pt"/>
    </style:style>
    <style:style style:name="P3" style:family="paragraph" style:parent-style-name="Text_20_body" style:list-style-name="L14">
      <style:paragraph-properties fo:margin-top="0in" fo:margin-bottom="0in" style:contextual-spacing="false"/>
      <style:text-properties fo:font-size="14pt" style:font-size-asian="14pt" style:font-size-complex="14pt"/>
    </style:style>
    <style:style style:name="P4" style:family="paragraph" style:parent-style-name="Text_20_body" style:list-style-name="L14">
      <style:text-properties fo:font-size="14pt" style:font-size-asian="14pt" style:font-size-complex="14pt"/>
    </style:style>
    <style:style style:name="P5" style:family="paragraph" style:parent-style-name="Text_20_body" style:list-style-name="L15">
      <style:paragraph-properties fo:margin-top="0in" fo:margin-bottom="0in" style:contextual-spacing="false"/>
      <style:text-properties fo:font-size="14pt" style:font-size-asian="14pt" style:font-size-complex="14pt"/>
    </style:style>
    <style:style style:name="P6" style:family="paragraph" style:parent-style-name="Text_20_body" style:list-style-name="L21">
      <style:paragraph-properties fo:margin-top="0in" fo:margin-bottom="0in" style:contextual-spacing="false"/>
      <style:text-properties fo:font-size="14pt" style:font-size-asian="14pt" style:font-size-complex="14pt"/>
    </style:style>
    <style:style style:name="P7" style:family="paragraph" style:parent-style-name="Text_20_body" style:list-style-name="L21">
      <style:text-properties fo:font-size="14pt" style:font-size-asian="14pt" style:font-size-complex="14pt"/>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list-style-name="L13">
      <style:paragraph-properties fo:margin-top="0in" fo:margin-bottom="0in" style:contextual-spacing="false"/>
    </style:style>
    <style:style style:name="P10" style:family="paragraph" style:parent-style-name="Text_20_body" style:list-style-name="L15"/>
    <style:style style:name="P11" style:family="paragraph" style:parent-style-name="Text_20_body" style:list-style-name="L15">
      <style:paragraph-properties fo:margin-top="0in" fo:margin-bottom="0in" style:contextual-spacing="false"/>
    </style:style>
    <style:style style:name="P12" style:family="paragraph" style:parent-style-name="Text_20_body" style:list-style-name="L16"/>
    <style:style style:name="P13" style:family="paragraph" style:parent-style-name="Text_20_body" style:list-style-name="L16">
      <style:paragraph-properties fo:margin-top="0in" fo:margin-bottom="0in" style:contextual-spacing="false"/>
    </style:style>
    <style:style style:name="P14" style:family="paragraph" style:parent-style-name="Text_20_body" style:list-style-name="L17"/>
    <style:style style:name="P15" style:family="paragraph" style:parent-style-name="Text_20_body" style:list-style-name="L17">
      <style:paragraph-properties fo:margin-top="0in" fo:margin-bottom="0in" style:contextual-spacing="false"/>
    </style:style>
    <style:style style:name="P16" style:family="paragraph" style:parent-style-name="Text_20_body" style:list-style-name="L18"/>
    <style:style style:name="P17" style:family="paragraph" style:parent-style-name="Text_20_body" style:list-style-name="L18">
      <style:paragraph-properties fo:margin-top="0in" fo:margin-bottom="0in" style:contextual-spacing="false"/>
    </style:style>
    <style:style style:name="P18" style:family="paragraph" style:parent-style-name="Text_20_body" style:list-style-name="L19"/>
    <style:style style:name="P19" style:family="paragraph" style:parent-style-name="Text_20_body" style:list-style-name="L19">
      <style:paragraph-properties fo:margin-top="0in" fo:margin-bottom="0in" style:contextual-spacing="false"/>
    </style:style>
    <style:style style:name="P20" style:family="paragraph" style:parent-style-name="Text_20_body" style:list-style-name="L20"/>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2"/>
    <style:style style:name="P23" style:family="paragraph" style:parent-style-name="Text_20_body" style:list-style-name="L22">
      <style:paragraph-properties fo:margin-top="0in" fo:margin-bottom="0in" style:contextual-spacing="false"/>
    </style:style>
    <style:style style:name="P24" style:family="paragraph" style:parent-style-name="Text_20_body" style:list-style-name="L23"/>
    <style:style style:name="P25" style:family="paragraph" style:parent-style-name="Text_20_body" style:list-style-name="L23">
      <style:paragraph-properties fo:margin-top="0in" fo:margin-bottom="0in" style:contextual-spacing="false"/>
    </style:style>
    <style:style style:name="P26" style:family="paragraph" style:parent-style-name="Text_20_body" style:list-style-name="L24"/>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style style:name="P29" style:family="paragraph" style:parent-style-name="Text_20_body" style:list-style-name="L25">
      <style:paragraph-properties fo:margin-top="0in" fo:margin-bottom="0in" style:contextual-spacing="false"/>
    </style:style>
    <style:style style:name="P30" style:family="paragraph" style:parent-style-name="Text_20_body">
      <style:text-properties fo:font-size="13pt" fo:font-weight="bold" style:font-size-asian="13pt" style:font-weight-asian="bold" style:font-size-complex="13pt" style:font-weight-complex="bold"/>
    </style:style>
    <style:style style:name="P31" style:family="paragraph" style:parent-style-name="Text_20_body">
      <style:text-properties fo:font-size="13pt" fo:font-weight="bold" officeooo:rsid="001fc2a4" officeooo:paragraph-rsid="001fc2a4" style:font-size-asian="13pt" style:font-weight-asian="bold" style:font-size-complex="13pt" style:font-weight-complex="bold"/>
    </style:style>
    <style:style style:name="P32" style:family="paragraph" style:parent-style-name="Text_20_body">
      <style:text-properties fo:font-size="13pt" officeooo:paragraph-rsid="001fc2a4" style:font-size-asian="13pt" style:font-size-complex="13pt"/>
    </style:style>
    <style:style style:name="T1" style:family="text">
      <style:text-properties fo:font-size="14pt" style:font-size-asian="14pt" style:font-size-complex="14pt"/>
    </style:style>
    <style:style style:name="T2" style:family="text">
      <style:text-properties fo:font-size="14pt" fo:font-weight="normal" officeooo:rsid="001fc2a4" style:font-size-asian="14pt" style:font-weight-asian="normal" style:font-size-complex="14pt" style:font-weight-complex="normal"/>
    </style:style>
    <style:style style:name="T3" style:family="text">
      <style:text-properties officeooo:rsid="001fc2a4"/>
    </style:style>
    <style:style style:name="T4" style:family="text">
      <style:text-properties fo:font-weight="normal" style:font-weight-asian="normal" style:font-weight-complex="normal"/>
    </style:style>
    <style:style style:name="T5" style:family="text">
      <style:text-properties fo:font-weight="normal" officeooo:rsid="001fc2a4" style:font-weight-asian="normal" style:font-weight-complex="normal"/>
    </style:style>
    <style:style style:name="T6" style:family="text">
      <style:text-properties fo:font-size="13pt" fo:font-weight="normal" officeooo:rsid="001fc2a4" style:font-size-asian="13pt" style:font-weight-asian="normal" style:font-size-complex="13pt"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iralNews Django-based App Documentation</text:p>
      <text:p text:style-name="P8"/>
      <text:h text:style-name="P1" text:outline-level="2"><text:span text:style-name="T3">Project </text:span>Overview</text:h>
      <text:p text:style-name="Text_20_body"><text:span text:style-name="Strong_20_Emphasis"><text:span text:style-name="T1">viralNews</text:span></text:span><text:span text:style-name="T1"> is a simple Django-based web application designed to showcase news articles directly on the home page. Each article includes detailed information, such as the title, author, publication date, an accompanying image, the content, an external link, and the name of the publisher. Additionally, the app includes a </text:span><text:span text:style-name="Strong_20_Emphasis"><text:span text:style-name="T1">Contact Us</text:span></text:span><text:span text:style-name="T1"> page with a form to allow visitors to reach out.</text:span></text:p>
      <text:h text:style-name="P1" text:outline-level="2">Table of Contents</text:h>
      <text:p text:style-name="P8"><text:s text:c="2"/><text:span text:style-name="T6">1.Introduction</text:span></text:p>
      <text:p text:style-name="P30"><text:span text:style-name="T5"><text:s text:c="2"/>2.Project Objectives</text:span></text:p>
      <text:p text:style-name="P30"><text:span text:style-name="T5"><text:s text:c="2"/>3.Functional Requirements</text:span></text:p>
      <text:p text:style-name="P30"><text:span text:style-name="T5"><text:s text:c="2"/>4.Non-Functional Requirements</text:span></text:p>
      <text:p text:style-name="P30"><text:span text:style-name="T5"><text:s text:c="2"/>5.Project Setup and Structure</text:span></text:p>
      <text:p text:style-name="P31"><text:span text:style-name="T4"><text:s text:c="2"/>6.Model Design</text:span></text:p>
      <text:p text:style-name="P31"><text:span text:style-name="T4"><text:s text:c="2"/>7.Views and Templates Logic</text:span></text:p>
      <text:p text:style-name="P31"><text:span text:style-name="T4"><text:s text:c="2"/>8.Routing and Navigation</text:span></text:p>
      <text:p text:style-name="P31"><text:span text:style-name="T4"><text:s text:c="2"/>9.Admin Interface</text:span></text:p>
      <text:p text:style-name="P31"><text:span text:style-name="T4"><text:s/>10.Static and Media File Management</text:span></text:p>
      <text:p text:style-name="P31"><text:span text:style-name="T4"><text:s/>11.Contact Us page</text:span></text:p>
      <text:p text:style-name="P31"><text:span text:style-name="T4"><text:s/>12.Deployment Considerations</text:span></text:p>
      <text:p text:style-name="P31"><text:span text:style-name="T4"><text:s/>13.Future Enhancements</text:span></text:p>
      <text:p text:style-name="P32"><text:span text:style-name="T5"><text:s/>14.Conclusion</text:span></text:p>
      <text:h text:style-name="P1" text:outline-level="2">Introduction</text:h>
      <text:p text:style-name="Text_20_body"><text:span text:style-name="Strong_20_Emphasis"><text:span text:style-name="T1">viralNews</text:span></text:span><text:span text:style-name="T1"> serves as a platform for publishing and displaying trending news articles. The system is built using Django, a robust and scalable web framework that allows for efficient development and easy management of content. This documentation outlines the project’s design, functionality, and architecture, along with guidelines for future enhancements.</text:span></text:p>
      <text:p text:style-name="P8"><text:soft-page-break/></text:p>
      <text:p text:style-name="P8"/>
      <text:h text:style-name="P1" text:outline-level="2">Project Objectives</text:h>
      <text:list xml:id="list3638829664" text:style-name="L14">
        <text:list-item>
          <text:p text:style-name="P3">To create a user-friendly web application that efficiently displays news articles.</text:p>
        </text:list-item>
        <text:list-item>
          <text:p text:style-name="P3">To manage and present news content with an organized and clean design.</text:p>
        </text:list-item>
        <text:list-item>
          <text:p text:style-name="P3">To provide a robust admin interface for content management.</text:p>
        </text:list-item>
        <text:list-item>
          <text:p text:style-name="P4">To offer a simple and accessible way for users to contact the site administrators.</text:p>
        </text:list-item>
      </text:list>
      <text:p text:style-name="P8"/>
      <text:p text:style-name="P8"/>
      <text:h text:style-name="P1" text:outline-level="2">Functional Requirements</text:h>
      <text:list xml:id="list2615125910" text:style-name="L15">
        <text:list-item>
          <text:p text:style-name="P11"><text:span text:style-name="Strong_20_Emphasis"><text:span text:style-name="T1">Home Page Display</text:span></text:span><text:span text:style-name="T1">: All inputted news articles should be displayed on the home page with their details.</text:span></text:p>
        </text:list-item>
        <text:list-item>
          <text:p text:style-name="P11"><text:span text:style-name="Strong_20_Emphasis"><text:span text:style-name="T1">Article Details</text:span></text:span><text:span text:style-name="T1">: Each news article must include:</text:span></text:p>
          <text:list>
            <text:list-item>
              <text:p text:style-name="P5">Title</text:p>
            </text:list-item>
            <text:list-item>
              <text:p text:style-name="P5">Author name</text:p>
            </text:list-item>
            <text:list-item>
              <text:p text:style-name="P5">Publication date</text:p>
            </text:list-item>
            <text:list-item>
              <text:p text:style-name="P5">Image</text:p>
            </text:list-item>
            <text:list-item>
              <text:p text:style-name="P5">Content</text:p>
            </text:list-item>
            <text:list-item>
              <text:p text:style-name="P5">External link</text:p>
            </text:list-item>
            <text:list-item>
              <text:p text:style-name="P5">Publisher name</text:p>
            </text:list-item>
          </text:list>
        </text:list-item>
        <text:list-item>
          <text:p text:style-name="P11"><text:span text:style-name="Strong_20_Emphasis"><text:span text:style-name="T1">Article Management</text:span></text:span><text:span text:style-name="T1">: Admins should be able to add, edit, and delete news articles from the backend interface.</text:span></text:p>
        </text:list-item>
        <text:list-item>
          <text:p text:style-name="P11"><text:span text:style-name="Strong_20_Emphasis"><text:span text:style-name="T1">Responsive Design</text:span></text:span><text:span text:style-name="T1">: The web application should be optimized for various screen sizes and devices.</text:span></text:p>
        </text:list-item>
        <text:list-item>
          <text:p text:style-name="P10"><text:span text:style-name="Strong_20_Emphasis"><text:span text:style-name="T1">Contact Us Page</text:span></text:span><text:span text:style-name="T1">: A dedicated page with a form for visitors to send messages.</text:span></text:p>
        </text:list-item>
      </text:list>
      <text:p text:style-name="P8"/>
      <text:h text:style-name="P1" text:outline-level="2">Non-Functional Requirements</text:h>
      <text:list xml:id="list864451044" text:style-name="L16">
        <text:list-item>
          <text:p text:style-name="P13"><text:span text:style-name="Strong_20_Emphasis"><text:span text:style-name="T1">Performance</text:span></text:span><text:span text:style-name="T1">: The application should load quickly and handle multiple simultaneous requests efficiently.</text:span></text:p>
        </text:list-item>
        <text:list-item>
          <text:p text:style-name="P13"><text:span text:style-name="Strong_20_Emphasis"><text:span text:style-name="T1">Scalability</text:span></text:span><text:span text:style-name="T1">: The app should be built in a way that allows for future enhancements and scaling.</text:span></text:p>
        </text:list-item>
        <text:list-item>
          <text:p text:style-name="P13"><text:soft-page-break/><text:span text:style-name="Strong_20_Emphasis"><text:span text:style-name="T1">Security</text:span></text:span><text:span text:style-name="T1">: User data and content should be handled securely, with appropriate measures to prevent unauthorized access.</text:span></text:p>
        </text:list-item>
        <text:list-item>
          <text:p text:style-name="P12"><text:span text:style-name="Strong_20_Emphasis"><text:span text:style-name="T1">Maintainability</text:span></text:span><text:span text:style-name="T1">: Code should be well-documented and follow best practices to facilitate future maintenance.</text:span></text:p>
        </text:list-item>
      </text:list>
      <text:h text:style-name="P1" text:outline-level="2">Project Setup and Structure</text:h>
      <text:p text:style-name="P2">The project uses Django’s default architecture, with a clear separation of concerns. The main components of the project are:</text:p>
      <text:list xml:id="list1327238849" text:style-name="L17">
        <text:list-item>
          <text:p text:style-name="P15"><text:span text:style-name="Strong_20_Emphasis"><text:span text:style-name="T1">Project Root</text:span></text:span><text:span text:style-name="T1">: Contains the main configuration files and the </text:span><text:span text:style-name="Source_20_Text"><text:span text:style-name="T1">manage.py</text:span></text:span><text:span text:style-name="T1"> script.</text:span></text:p>
        </text:list-item>
        <text:list-item>
          <text:p text:style-name="P15"><text:span text:style-name="Strong_20_Emphasis"><text:span text:style-name="T1">Django App (news)</text:span></text:span><text:span text:style-name="T1">: A modular app responsible for handling the news article functionality.</text:span></text:p>
        </text:list-item>
        <text:list-item>
          <text:p text:style-name="P15"><text:span text:style-name="Strong_20_Emphasis"><text:span text:style-name="T1">Django App (contact)</text:span></text:span><text:span text:style-name="T1">: An app responsible for handling the Contact Us form submissions.</text:span></text:p>
        </text:list-item>
        <text:list-item>
          <text:p text:style-name="P15"><text:span text:style-name="Strong_20_Emphasis"><text:span text:style-name="T1">Static Files</text:span></text:span><text:span text:style-name="T1">: CSS, JavaScript, and image files used in the application.</text:span></text:p>
        </text:list-item>
        <text:list-item>
          <text:p text:style-name="P14"><text:span text:style-name="Strong_20_Emphasis"><text:span text:style-name="T1">Templates</text:span></text:span><text:span text:style-name="T1">: HTML files that define the structure and layout of the pages.</text:span></text:p>
        </text:list-item>
      </text:list>
      <text:h text:style-name="P1" text:outline-level="2">Model Design</text:h>
      <text:p text:style-name="P2">The application uses two primary models:</text:p>
      <text:list xml:id="list100527350" text:style-name="L18">
        <text:list-item>
          <text:p text:style-name="P16"><text:span text:style-name="Strong_20_Emphasis"><text:span text:style-name="T1">News Article Model</text:span></text:span><text:span text:style-name="T1">: For representing news articles with fields for:</text:span></text:p>
          <text:list>
            <text:list-item>
              <text:p text:style-name="P17"><text:span text:style-name="Strong_20_Emphasis"><text:span text:style-name="T1">Title</text:span></text:span><text:span text:style-name="T1">: The headline of the news article.</text:span></text:p>
            </text:list-item>
            <text:list-item>
              <text:p text:style-name="P17"><text:span text:style-name="Strong_20_Emphasis"><text:span text:style-name="T1">Author</text:span></text:span><text:span text:style-name="T1">: The name of the person who wrote the article.</text:span></text:p>
            </text:list-item>
            <text:list-item>
              <text:p text:style-name="P17"><text:span text:style-name="Strong_20_Emphasis"><text:span text:style-name="T1">Publication Date</text:span></text:span><text:span text:style-name="T1">: The date the article was published.</text:span></text:p>
            </text:list-item>
            <text:list-item>
              <text:p text:style-name="P17"><text:span text:style-name="Strong_20_Emphasis"><text:span text:style-name="T1">Image</text:span></text:span><text:span text:style-name="T1">: An image associated with the article, stored in the media directory.</text:span></text:p>
            </text:list-item>
            <text:list-item>
              <text:p text:style-name="P17"><text:span text:style-name="Strong_20_Emphasis"><text:span text:style-name="T1">Content</text:span></text:span><text:span text:style-name="T1">: The full content of the news article.</text:span></text:p>
            </text:list-item>
            <text:list-item>
              <text:p text:style-name="P17"><text:span text:style-name="Strong_20_Emphasis"><text:span text:style-name="T1">External Link</text:span></text:span><text:span text:style-name="T1">: A URL to the original article or a related source.</text:span></text:p>
            </text:list-item>
            <text:list-item>
              <text:p text:style-name="P17"><text:span text:style-name="Strong_20_Emphasis"><text:span text:style-name="T1">Publisher</text:span></text:span><text:span text:style-name="T1">: The name of the organization or website that published the article.</text:span></text:p>
            </text:list-item>
          </text:list>
        </text:list-item>
        <text:list-item>
          <text:p text:style-name="P16"><text:span text:style-name="Strong_20_Emphasis"><text:span text:style-name="T1">Contact Form Model</text:span></text:span><text:span text:style-name="T1">: For managing submissions from the Contact Us form, with fields for:</text:span></text:p>
          <text:list>
            <text:list-item>
              <text:p text:style-name="P17"><text:span text:style-name="Strong_20_Emphasis"><text:span text:style-name="T1">Name</text:span></text:span><text:span text:style-name="T1">: The name of the person contacting the site.</text:span></text:p>
            </text:list-item>
            <text:list-item>
              <text:p text:style-name="P17"><text:span text:style-name="Strong_20_Emphasis"><text:span text:style-name="T1">Email</text:span></text:span><text:span text:style-name="T1">: The email address of the person.</text:span></text:p>
            </text:list-item>
            <text:list-item>
              <text:p text:style-name="P16"><text:span text:style-name="Strong_20_Emphasis"><text:span text:style-name="T1">Message</text:span></text:span><text:span text:style-name="T1">: The message content.</text:span></text:p>
            </text:list-item>
          </text:list>
        </text:list-item>
      </text:list>
      <text:p text:style-name="P8"/>
      <text:h text:style-name="P1" text:outline-level="2"><text:soft-page-break/>Views and Template Logic</text:h>
      <text:list xml:id="list1785057580" text:style-name="L19">
        <text:list-item>
          <text:p text:style-name="P19"><text:span text:style-name="Strong_20_Emphasis"><text:span text:style-name="T1">Home Page View</text:span></text:span><text:span text:style-name="T1">: Fetches and displays all news articles in a visually appealing format.</text:span></text:p>
        </text:list-item>
        <text:list-item>
          <text:p text:style-name="P19"><text:span text:style-name="Strong_20_Emphasis"><text:span text:style-name="T1">Detail View</text:span></text:span><text:span text:style-name="T1">: Allows users to view the full content of a news article on a separate page.</text:span></text:p>
        </text:list-item>
        <text:list-item>
          <text:p text:style-name="P19"><text:span text:style-name="Strong_20_Emphasis"><text:span text:style-name="T1">Contact Us View</text:span></text:span><text:span text:style-name="T1">: Handles the display and submission of the Contact Us form.</text:span></text:p>
        </text:list-item>
        <text:list-item>
          <text:p text:style-name="P18"><text:span text:style-name="Strong_20_Emphasis"><text:span text:style-name="T1">Template Inheritance</text:span></text:span><text:span text:style-name="T1">: Uses Django’s template inheritance to maintain consistency across different pages.</text:span></text:p>
        </text:list-item>
      </text:list>
      <text:p text:style-name="P8"/>
      <text:h text:style-name="P1" text:outline-level="2">Routing and Navigation</text:h>
      <text:list xml:id="list1977814597" text:style-name="L20">
        <text:list-item>
          <text:p text:style-name="P21"><text:span text:style-name="Strong_20_Emphasis"><text:span text:style-name="T1">URL Configuration</text:span></text:span><text:span text:style-name="T1">: The project’s URLs are defined to route requests to the appropriate views. The main URL patterns are configured in the </text:span><text:span text:style-name="Source_20_Text"><text:span text:style-name="T1">urls.py</text:span></text:span><text:span text:style-name="T1"> file.</text:span></text:p>
        </text:list-item>
        <text:list-item>
          <text:p text:style-name="P20"><text:span text:style-name="Strong_20_Emphasis"><text:span text:style-name="T1">Navigation Links</text:span></text:span><text:span text:style-name="T1">: Include links for the home page and Contact Us page to facilitate easy navigation for users.</text:span></text:p>
        </text:list-item>
      </text:list>
      <text:p text:style-name="P8"/>
      <text:h text:style-name="P1" text:outline-level="2">Admin Interface</text:h>
      <text:list xml:id="list3721733832" text:style-name="L21">
        <text:list-item>
          <text:p text:style-name="P6">The built-in Django admin panel is used for managing news articles and contact form submissions.</text:p>
        </text:list-item>
        <text:list-item>
          <text:p text:style-name="P6">Admin users can add new articles, edit existing ones, or delete them.</text:p>
        </text:list-item>
        <text:list-item>
          <text:p text:style-name="P7">The admin interface is customized to ensure ease of use and efficient content management.</text:p>
        </text:list-item>
      </text:list>
      <text:p text:style-name="P8"/>
      <text:h text:style-name="P1" text:outline-level="2">Static and Media File Management</text:h>
      <text:list xml:id="list1703955901" text:style-name="L22">
        <text:list-item>
          <text:p text:style-name="P23"><text:span text:style-name="Strong_20_Emphasis"><text:span text:style-name="T1">Static Files</text:span></text:span><text:span text:style-name="T1">: Handled using Django’s static file management system. These include CSS stylesheets and JavaScript files.</text:span></text:p>
        </text:list-item>
        <text:list-item>
          <text:p text:style-name="P22"><text:span text:style-name="Strong_20_Emphasis"><text:span text:style-name="T1">Media Files</text:span></text:span><text:span text:style-name="T1">: Images associated with news articles are uploaded and managed using Django’s media file handling. Media settings are configured in the </text:span><text:span text:style-name="Source_20_Text"><text:span text:style-name="T1">settings.py</text:span></text:span><text:span text:style-name="T1"> file.</text:span></text:p>
        </text:list-item>
      </text:list>
      <text:p text:style-name="P8"/>
      <text:p text:style-name="P8"/>
      <text:h text:style-name="P1" text:outline-level="2"><text:soft-page-break/>Contact Us Page</text:h>
      <text:p text:style-name="Text_20_body"><text:span text:style-name="T1">The </text:span><text:span text:style-name="Strong_20_Emphasis"><text:span text:style-name="T1">Contact Us</text:span></text:span><text:span text:style-name="T1"> page is a crucial feature that allows visitors to send messages to the site administrators. The page includes a simple form with the following fields:</text:span></text:p>
      <text:list xml:id="list934625352" text:style-name="L23">
        <text:list-item>
          <text:p text:style-name="P25"><text:span text:style-name="Strong_20_Emphasis"><text:span text:style-name="T1">Name</text:span></text:span><text:span text:style-name="T1">: Input field for the user’s name.</text:span></text:p>
        </text:list-item>
        <text:list-item>
          <text:p text:style-name="P25"><text:span text:style-name="Strong_20_Emphasis"><text:span text:style-name="T1">Email</text:span></text:span><text:span text:style-name="T1">: Input field for the user’s email address.</text:span></text:p>
        </text:list-item>
        <text:list-item>
          <text:p text:style-name="P25"><text:span text:style-name="Strong_20_Emphasis"><text:span text:style-name="T1">Message</text:span></text:span><text:span text:style-name="T1">: Textarea for the user’s message content.</text:span></text:p>
        </text:list-item>
        <text:list-item>
          <text:p text:style-name="P24"><text:span text:style-name="Strong_20_Emphasis"><text:span text:style-name="T1">Form Submission</text:span></text:span><text:span text:style-name="T1">: Once the form is submitted, the data is validated and saved to the database. A confirmation message is displayed to the user.</text:span></text:p>
        </text:list-item>
      </text:list>
      <text:p text:style-name="P8"/>
      <text:h text:style-name="P1" text:outline-level="2">Deployment Considerations</text:h>
      <text:list xml:id="list4085872866" text:style-name="L24">
        <text:list-item>
          <text:p text:style-name="P27"><text:span text:style-name="Strong_20_Emphasis"><text:span text:style-name="T1">Environment Variables</text:span></text:span><text:span text:style-name="T1">: Ensure that sensitive information, such as the database credentials and secret keys, are managed using environment variables.</text:span></text:p>
        </text:list-item>
        <text:list-item>
          <text:p text:style-name="P27"><text:span text:style-name="Strong_20_Emphasis"><text:span text:style-name="T1">Database</text:span></text:span><text:span text:style-name="T1">: Use a robust and scalable database system for deployment, such as PostgreSQL.</text:span></text:p>
        </text:list-item>
        <text:list-item>
          <text:p text:style-name="P26"><text:span text:style-name="Strong_20_Emphasis"><text:span text:style-name="T1">Web Server Configuration</text:span></text:span><text:span text:style-name="T1">: Use a web server like Nginx or Apache for serving the application in production.</text:span></text:p>
        </text:list-item>
      </text:list>
      <text:h text:style-name="P1" text:outline-level="2">Future Enhancements</text:h>
      <text:list xml:id="list2424056971" text:style-name="L25">
        <text:list-item>
          <text:p text:style-name="P29"><text:span text:style-name="Strong_20_Emphasis"><text:span text:style-name="T1">Search Functionality</text:span></text:span><text:span text:style-name="T1">: Allow users to search for news articles by keywords or categories.</text:span></text:p>
        </text:list-item>
        <text:list-item>
          <text:p text:style-name="P29"><text:span text:style-name="Strong_20_Emphasis"><text:span text:style-name="T1">User Authentication</text:span></text:span><text:span text:style-name="T1">: Add user login and registration for personalized experiences, such as saving favorite articles.</text:span></text:p>
        </text:list-item>
        <text:list-item>
          <text:p text:style-name="P29"><text:span text:style-name="Strong_20_Emphasis"><text:span text:style-name="T1">Commenting System</text:span></text:span><text:span text:style-name="T1">: Implement a feature for users to comment on news articles.</text:span></text:p>
        </text:list-item>
        <text:list-item>
          <text:p text:style-name="P29"><text:span text:style-name="Strong_20_Emphasis"><text:span text:style-name="T1">API Integration</text:span></text:span><text:span text:style-name="T1">: Integrate with external news APIs to automatically fetch and display the latest news.</text:span></text:p>
        </text:list-item>
        <text:list-item>
          <text:p text:style-name="P28"><text:span text:style-name="Strong_20_Emphasis"><text:span text:style-name="T1">Email Notifications</text:span></text:span><text:span text:style-name="T1">: Send email notifications to administrators when a new message is submitted via the Contact Us form.</text:span></text:p>
        </text:list-item>
      </text:list>
      <text:p text:style-name="P8"/>
      <text:h text:style-name="P1" text:outline-level="2">Conclusion</text:h>
      <text:p text:style-name="Text_20_body"><text:span text:style-name="T1">The </text:span><text:span text:style-name="Strong_20_Emphasis"><text:span text:style-name="T1">viralNews</text:span></text:span><text:span text:style-name="T1"> Django application provides a streamlined and efficient way to display and manage news articles. With a simple and intuitive design, it serves as a great starting point for further development and feature expansion. The Contact Us page adds an </text:span><text:soft-page-break/><text:span text:style-name="T1">important communication channel for user interaction. This documentation provides an overview of the development process and guidance for future enhancements.</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07:35:44.112368992</meta:creation-date>
    <dc:date>2024-11-01T08:25:57.591306283</dc:date>
    <meta:editing-duration>PT43M20S</meta:editing-duration>
    <meta:editing-cycles>11</meta:editing-cycles>
    <meta:generator>LibreOffice/7.3.7.2$Linux_X86_64 LibreOffice_project/30$Build-2</meta:generator>
    <meta:document-statistic meta:table-count="0" meta:image-count="0" meta:object-count="0" meta:page-count="6" meta:paragraph-count="97" meta:word-count="1065" meta:character-count="6819" meta:non-whitespace-character-count="5888"/>
  </office:meta>
</office:document-meta>
</file>